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officeooo:rsid="0019b76b" officeooo:paragraph-rsid="0019b76b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31">
        <text:h text:style-name="Heading_20_3" text:outline-level="3">Tags</text:h>
        <text:p text:style-name="P1">See: Menu / File / Preferences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loext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3T03:22:23.967000000</dc:date>
    <meta:editing-duration>P0D</meta:editing-duration>
    <meta:editing-cycles>1</meta:editing-cycles>
    <meta:document-statistic meta:table-count="0" meta:image-count="0" meta:object-count="0" meta:page-count="1" meta:paragraph-count="2" meta:word-count="7" meta:character-count="34" meta:non-whitespace-character-count="29"/>
    <meta:generator>LibreOffice/5.1.1.3$Windows_X86_64 LibreOffice_project/89f508ef3ecebd2cfb8e1def0f0ba9a803b88a6d</meta:generator>
  </office:meta>
</office:document-meta>
</file>